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Monaco, 'Courier New', monospac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2pt" style:text-underline-style="none" style:font-size-asian="12pt" style:font-size-complex="12pt"/>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6pt" style:text-underline-style="solid" style:text-underline-width="auto" style:text-underline-color="font-color" style:font-size-asian="16pt" style:font-size-complex="16pt"/>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5" style:family="paragraph" style:parent-style-name="Standard">
      <style:text-properties fo:color="#d4d4d4" style:font-name="Menlo" fo:font-size="7.59999990463257pt" fo:font-weight="normal" fo:background-color="#1e1e1e" style:font-size-asian="12pt" style:font-size-complex="12pt"/>
    </style:style>
    <style:style style:name="T1" style:family="text">
      <style:text-properties fo:color="#569cd6"/>
    </style:style>
    <style:style style:name="T2" style:family="text">
      <style:text-properties fo:color="#ce9178"/>
    </style:style>
    <style:style style:name="T3" style:family="text">
      <style:text-properties style:text-underline-style="solid" style:text-underline-width="auto" style:text-underline-color="font-color"/>
    </style:style>
    <style:style style:name="T4"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emaine 4</text:p>
      <text:p text:style-name="P3"/>
      <text:p text:style-name="P3">SQL</text:p>
      <text:p text:style-name="Standard"/>
      <text:p text:style-name="P2">SELECT * FROM = sélectionner toutes les colonnes de la table.</text:p>
      <text:p text:style-name="P2"/>
      <text:p text:style-name="P2">Dans SQL, varchar (var characters) est l'équivalent de string en JS. Le nombre entre parenthèses à la fin est le nombre de caractères maximum pour ce paramètre.</text:p>
      <text:p text:style-name="P2"/>
      <text:p text:style-name="P2">Si on clique deux fois sur "exécuter" pour la même commande, ça fait un message d'erreur.</text:p>
      <text:p text:style-name="P2"/>
      <text:p text:style-name="P2">Si on fait comme ça :</text:p>
      <text:p text:style-name="P2"/>
      <text:p text:style-name="P5"><text:span text:style-name="T1">SELECT</text:span> metier, age, id <text:span text:style-name="T1">FROM</text:span> personnes <text:span text:style-name="T1">WHERE</text:span> prenom = <text:span text:style-name="T2">'Lucy'</text:span>;</text:p>
      <text:p text:style-name="P2"/>
      <text:p text:style-name="P2">Ça trouve le métier, l'âge et l'id de Lucy, <text:span text:style-name="T3">dans l'ordre où ça a été tapé</text:span><text:span text:style-name="T4">.</text:span></text:p>
      <text:p text:style-name="P1"/>
      <text:p text:style-name="P1">INSERT INTO insère une donnée dans la base de données, mais ne l'affiche pas. Pour l'afficher, il faut faire SELECT * FROM.</text:p>
      <text:p text:style-name="P1"/>
      <text:p text:style-name="P1">Il faut mettre des simples quotes dans le SQL, les double-quotes ne marchent pas.</text:p>
      <text:p text:style-name="P1"/>
      <text:p text:style-name="P1">Dans le IN, il faut mettre des parenthèses. Par contre, il n'y a pas besoin de mettre les valeurs numériques entre guillemets en général.</text:p>
      <text:p text:style-name="P1"/>
      <text:p text:style-name="P1">Pour les décimales, il faut mettre un point et pas une virgule (la virgule est considérée comme un espacement entre valeurs). Il faut mettre les dates et les chaînes de caractères entre guillements dans "INSERT INTO".</text:p>
      <text:p text:style-name="P1"/>
      <text:p text:style-name="P1">Les valeurs dans le BETWEEN sont inclues. "De 18 à 25" ne veut pas dire "de 19 à 24".</text:p>
      <text:p text:style-name="P1"/>
      <text:p text:style-name="P1">Dans le ORDER BY, si les éléments sont de type varchar, l'ordre sera alphabétique.</text:p>
      <text:p text:style-name="P1"/>
      <text:p text:style-name="P1">Il faut créer une base de données par projet, pas plusieurs.</text:p>
      <text:p text:style-name="P1"/>
      <text:p text:style-name="P1">Déclarer l'integer en INT ou en "integer" ne change rien.</text:p>
      <text:p text:style-name="P1"/>
      <text:p text:style-name="P1">Dans le cas où il faut sélectionner les majuscules et les minuscules dans une colonne, il faut mettre lower (colonne). Lower convertit les majuscules en minuscules, mais ne les affichera pas en minuscules dans le tableau.</text:p>
      <text:p text:style-name="P1"/>
      <text:p text:style-name="P1">Les accents ne sont pas un problème dans les chaînes de caractères. Dans les variables, noms de fichiers, noms de dossiers, par contre... À éviter ! Il faut mettre des underscores à la place des espaces.</text:p>
      <text:p text:style-name="P1"/>
      <text:p text:style-name="P1">Différents types d'écriture :</text:p>
      <text:p text:style-name="P1"/>
      <text:p text:style-name="P1">PascalCase</text:p>
      <text:p text:style-name="P1">camelCase</text:p>
      <text:p text:style-name="P1">snake_case</text:p>
      <text:p text:style-name="P1">Kebab-C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Monaco, 'Courier New', monospac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ka Pika</meta:initial-creator>
    <meta:creation-date>2022-08-03T10:27:05</meta:creation-date>
    <meta:document-statistic meta:table-count="0" meta:image-count="0" meta:object-count="0" meta:page-count="1" meta:paragraph-count="23" meta:word-count="319" meta:character-count="1811"/>
    <dc:date>2022-08-03T10:27:32</dc:date>
    <dc:creator>Pika Pika</dc:creator>
    <meta:editing-duration>PT27S</meta:editing-duration>
    <meta:editing-cycles>1</meta:editing-cycles>
    <meta:generator>OpenOffice/4.1.5$Unix OpenOffice.org_project/415m1$Build-9789</meta:generator>
  </office:meta>
</office:document-meta>
</file>